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fo:font-weight="bold" style:font-size-asian="12pt" style:font-weight-asian="bold"/>
    </style:style>
    <style:style style:name="P3" style:family="paragraph" style:parent-style-name="Standard">
      <style:paragraph-properties fo:text-align="center" style:justify-single-word="false"/>
      <style:text-properties officeooo:rsid="00055435" officeooo:paragraph-rsid="00055435"/>
    </style:style>
    <style:style style:name="P4" style:family="paragraph" style:parent-style-name="Standard">
      <style:text-properties officeooo:rsid="00055435" officeooo:paragraph-rsid="00055435"/>
    </style:style>
    <style:style style:name="P5" style:family="paragraph" style:parent-style-name="Standard">
      <style:text-properties officeooo:paragraph-rsid="00055435"/>
    </style:style>
    <style:style style:name="P6" style:family="paragraph" style:parent-style-name="Standard" style:master-page-name="Standard">
      <style:paragraph-properties fo:text-align="center" style:justify-single-word="false" style:page-number="auto"/>
    </style:style>
    <style:style style:name="T1" style:family="text">
      <style:text-properties fo:font-size="12pt" fo:font-weight="bold" style:font-size-asian="12pt" style:font-weight-asian="bold"/>
    </style:style>
    <style:style style:name="T2" style:family="text">
      <style:text-properties fo:font-size="12pt" fo:font-weight="bold" officeooo:rsid="00055435" style:font-size-asian="12pt" style:font-weight-asian="bold"/>
    </style:style>
    <style:style style:name="T3" style:family="text">
      <style:text-properties fo:font-size="12pt" fo:font-weight="bold" officeooo:rsid="0006be79" style:font-size-asian="12pt" style:font-weight-asian="bold"/>
    </style:style>
    <style:style style:name="T4" style:family="text">
      <style:text-properties style:text-position="super 58%" fo:font-size="12pt" fo:font-weight="bold" style:font-size-asian="12pt" style:font-weight-asian="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S 490 Project: </text:span><text:span text:style-name="T2">Alpha</text:span><text:span text:style-name="T1"> Version</text:span></text:p>
      <text:p text:style-name="P1"><text:span text:style-name="T2">February</text:span><text:span text:style-name="T1"> </text:span><text:span text:style-name="T2">12</text:span><text:span text:style-name="T4">th</text:span><text:span text:style-name="T1">, 201</text:span><text:span text:style-name="T2">8</text:span></text:p>
      <text:p text:style-name="P3"><text:span text:style-name="T1">Zachary Kaplan</text:span></text:p>
      <text:p text:style-name="P1"><text:span text:style-name="T1">Email : </text:span><text:span text:style-name="T2">ztk4</text:span><text:span text:style-name="T1">@njit.edu</text:span></text:p>
      <text:p text:style-name="P3"><text:span text:style-name="T1">Controller (Middle Layer)</text:span></text:p>
      <text:p text:style-name="P2"/>
      <text:p text:style-name="P1"><text:span text:style-name="T1">Group Members:</text:span></text:p>
      <text:p text:style-name="P3"><text:bookmark text:name="_GoBack"/><text:span text:style-name="T1">Sam Jaber: View (Front-End)</text:span></text:p>
      <text:p text:style-name="P3"><text:span text:style-name="T1">Paul Adedeji: Model (Back-End)</text:span></text:p>
      <text:p text:style-name="P2"/>
      <text:p text:style-name="Standard"><text:span text:style-name="T1">Instructor password: </text:span><text:span text:style-name="T2">N/A</text:span></text:p>
      <text:p text:style-name="Standard"><text:span text:style-name="T1">Student password: </text:span><text:span text:style-name="T2">fake_pass</text:span></text:p>
      <text:p text:style-name="Standard"><text:span text:style-name="T1">Usage instructions:</text:span></text:p>
      <text:p text:style-name="P4"><text:span text:style-name="T1">To use the alpha version as a user, simply navigate to </text:span><text:a xlink:type="simple" xlink:href="https://web.njit.edu/~sj457/login.html" text:style-name="Internet_20_link" text:visited-style-name="Visited_20_Internet_20_Link"><text:span text:style-name="T1">https://web.njit.edu/~sj457/login.html</text:span></text:a><text:span text:style-name="T1">, enter a username and password pair (e.g ztk4, fake_pass), and click the `Login` button. A message will appear below the button indicating the success of logging into NJIT vs our database (e.g. NJIT: success, ours: failed).</text:span></text:p>
      <text:p text:style-name="P4"><text:span text:style-name="T1">To directly invoke my script, send a post request to </text:span><text:a xlink:type="simple" xlink:href="https://web.njit.edu/~ztk4/cs490/alpha/controller.php" text:style-name="Internet_20_link" text:visited-style-name="Visited_20_Internet_20_Link"><text:span text:style-name="T1">https://web.njit.edu/~ztk4/cs490/alpha/controller.php</text:span></text:a><text:span text:style-name="T1"> with a value for user and pass specified in the post body. The script will return a JSON object with fields ‘njitSuccess’ and ‘localSuccess’ set to true and false to indicate the success of logins to NJIT and our (local) DB. If any error occurs, either </text:span><text:span text:style-name="T3">or both</text:span><text:span text:style-name="T1"> of the above two properties may be missing, the property ‘err’ will be set to an error string, and the response code will be set to 400 to indicate bad request (e.g. forgetting the specify password in the post body).</text:span></text:p>
      <text:p text:style-name="P5"><text:span text:style-name="T2">Example Request: <text:line-break/>$ curl -X POST -F user=ztk4 -F pass=fake_pass \<text:line-break/> <text:s text:c="13"/></text:span><text:a xlink:type="simple" xlink:href="https://web.njit.edu/~ztk4/cs490/alpha/controller.php" text:style-name="Internet_20_link" text:visited-style-name="Visited_20_Internet_20_Link"><text:span text:style-name="T2">https://web.njit.edu/~ztk4/cs490/alpha/controller.php</text:span></text:a><text:span text:style-name="T2"><text:line-break/>{ “njitSuccess”: false, “localSuccess”: tr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jit</meta:initial-creator>
    <meta:editing-cycles>2</meta:editing-cycles>
    <meta:creation-date>2014-12-04T20:11:00</meta:creation-date>
    <dc:date>2018-02-12T16:10:16.989845839</dc:date>
    <meta:editing-duration>PT11M44S</meta:editing-duration>
    <meta:generator>LibreOffice/5.1.6.2$Linux_X86_64 LibreOffice_project/10m0$Build-2</meta:generator>
    <meta:document-statistic meta:table-count="0" meta:image-count="0" meta:object-count="0" meta:page-count="1" meta:paragraph-count="14" meta:word-count="199" meta:character-count="1330" meta:non-whitespace-character-count="11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